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fill="none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381cm" draw:marker-end-width="0.381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-color="#ffffff" draw:textarea-horizontal-align="center" draw:textarea-vertical-align="middle"/>
    </style:style>
    <style:style style:name="gr7" style:family="graphic" style:parent-style-name="standard">
      <style:graphic-properties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draw:marker-start-width="0.381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33% 58%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4cm" svg:height="1.039cm" svg:x="3.308cm" svg:y="4.286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4.14cm" svg:height="1.039cm" svg:x="3.308cm" svg:y="8.487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25cm" svg:height="0.33cm" svg:x="2.866cm" svg:y="3.2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266cm" svg:height="0.157cm" svg:x="4.599cm" svg:y="8.05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3.309cm" svg:y1="4.829cm" svg:x2="3.309cm" svg:y2="8.953cm">
          <text:p text:style-name="P2"/>
        </draw:line>
        <draw:line draw:style-name="gr3" draw:text-style-name="P1" draw:layer="layout" svg:x1="7.453cm" svg:y1="4.885cm" svg:x2="7.453cm" svg:y2="9.009cm">
          <text:p text:style-name="P2"/>
        </draw:line>
        <draw:path draw:style-name="gr4" draw:text-style-name="P1" draw:layer="layout" svg:width="1.912cm" svg:height="5.463cm" svg:x="2.971cm" svg:y="3.552cm" svg:viewBox="0 0 1913 5464" svg:d="m0 23c377-23 408-23 408-23h290l157 7 63 32 54 78 8 471 8 493-8 627 16 2697v659l63 172 102 126 196 102 149-8 141-24 180-133 86-173v-172l-8-376">
          <text:p text:style-name="P2"/>
        </draw:path>
        <draw:path draw:style-name="gr4" draw:text-style-name="P1" draw:layer="layout" svg:width="1.622cm" svg:height="5.456cm" svg:x="2.963cm" svg:y="3.237cm" svg:viewBox="0 0 1623 5457" svg:d="m0 8c581-8 596-8 596-8l314 16 180 94 141 149 63 180 8 510 16 1403c0 0-16 2016-16 2024s0 674 0 674l16 227 15 94 39 63 79 23 94-7 70-71 8-462">
          <text:p text:style-name="P2"/>
        </draw:path>
        <draw:custom-shape draw:style-name="gr5" draw:text-style-name="P1" draw:layer="layout" svg:width="4.14cm" svg:height="1.039cm" svg:x="3.308cm" svg:y="5.536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3.964cm" svg:y1="5.699cm" svg:x2="3.964cm" svg:y2="6.021cm">
          <text:p text:style-name="P2"/>
        </draw:line>
        <draw:line draw:style-name="gr3" draw:text-style-name="P1" draw:layer="layout" svg:x1="4.28cm" svg:y1="5.635cm" svg:x2="4.28cm" svg:y2="5.957cm">
          <text:p text:style-name="P2"/>
        </draw:line>
        <draw:custom-shape draw:style-name="gr1" draw:text-style-name="P1" draw:layer="layout" svg:width="0.266cm" svg:height="0.157cm" svg:x="3.999cm" svg:y="5.908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4.717cm" svg:y1="2.937cm" svg:x2="4.704cm" svg:y2="6.02cm">
          <text:p text:style-name="P2"/>
        </draw:line>
        <draw:line draw:style-name="gr3" draw:text-style-name="P1" draw:layer="layout" svg:x1="4.718cm" svg:y1="6.538cm" svg:x2="4.72cm" svg:y2="6.946cm">
          <text:p text:style-name="P2"/>
        </draw:line>
        <draw:g>
          <draw:line draw:style-name="gr3" draw:text-style-name="P1" draw:layer="layout" svg:x1="4.492cm" svg:y1="7.661cm" svg:x2="4.978cm" svg:y2="7.536cm">
            <text:p text:style-name="P2"/>
          </draw:line>
          <draw:line draw:style-name="gr3" draw:text-style-name="P1" draw:layer="layout" svg:x1="4.476cm" svg:y1="6.978cm" svg:x2="4.962cm" svg:y2="6.853cm">
            <text:p text:style-name="P2"/>
          </draw:line>
          <draw:line draw:style-name="gr3" draw:text-style-name="P1" draw:layer="layout" svg:x1="4.476cm" svg:y1="7.661cm" svg:x2="4.476cm" svg:y2="6.971cm">
            <text:p text:style-name="P2"/>
          </draw:line>
          <draw:line draw:style-name="gr3" draw:text-style-name="P1" draw:layer="layout" svg:x1="4.976cm" svg:y1="7.533cm" svg:x2="4.976cm" svg:y2="6.843cm">
            <text:p text:style-name="P2"/>
          </draw:line>
        </draw:g>
        <draw:rect draw:style-name="gr6" draw:text-style-name="P1" draw:layer="layout" svg:width="0.25cm" svg:height="0.349cm" svg:x="4.014cm" svg:y="8.303cm">
          <text:p text:style-name="P2"/>
        </draw:rect>
        <draw:rect draw:style-name="gr6" draw:text-style-name="P1" draw:layer="layout" svg:width="0.215cm" svg:height="0.349cm" svg:x="4.641cm" svg:y="8.336cm">
          <text:p text:style-name="P2"/>
        </draw:rect>
        <draw:custom-shape draw:style-name="gr7" draw:text-style-name="P1" draw:layer="layout" svg:width="0.078cm" svg:height="0.078cm" svg:x="4.667cm" svg:y="7.908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1" draw:layer="layout" svg:width="0.078cm" svg:height="0.078cm" svg:x="4.767cm" svg:y="7.808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1" draw:layer="layout" svg:width="0.078cm" svg:height="0.078cm" svg:x="4.567cm" svg:y="7.808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1" draw:layer="layout" svg:width="0.078cm" svg:height="0.078cm" svg:x="4.767cm" svg:y="7.608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1" draw:layer="layout" svg:width="0.078cm" svg:height="0.078cm" svg:x="4.567cm" svg:y="7.508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1" draw:layer="layout" svg:width="0.078cm" svg:height="0.078cm" svg:x="4.667cm" svg:y="7.708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6.386cm" svg:y1="2.938cm" svg:x2="6.373cm" svg:y2="6.021cm">
          <text:p text:style-name="P2"/>
        </draw:line>
        <draw:line draw:style-name="gr3" draw:text-style-name="P1" draw:layer="layout" svg:x1="6.376cm" svg:y1="6.502cm" svg:x2="6.382cm" svg:y2="7.165cm">
          <text:p text:style-name="P2"/>
        </draw:line>
        <draw:path draw:style-name="gr4" draw:text-style-name="P1" draw:layer="layout" svg:width="0.328cm" svg:height="0.929cm" svg:x="6.374cm" svg:y="7.102cm" svg:viewBox="0 0 329 930" svg:d="m15 71 55 31c55 31 32 8 32 8l102 16 47-8 60-60-68-57-90-1-83 39-70 87 63 86 28 49 97 29h47l71-17 15-74-63-32h-115l-110 21-18 71 13 50 19 67 39 63 71 47 80-5 92-50-40-70-83-21-95 21-80 102-14 28 30 42 47 87 102 31 62-8 63-10-8-53-62-31-45-16-81 16-62 39-40 47v79l47 47 16 39 94 8h118l31-40-63-39-62-8h-71l-47 24-48 91 42 94">
          <text:p text:style-name="P2"/>
        </draw:path>
        <draw:frame draw:style-name="gr8" draw:text-style-name="P3" draw:layer="layout" svg:width="2.546cm" svg:height="0.826cm" svg:x="4.739cm" svg:y="8.508cm">
          <draw:text-box>
            <text:p text:style-name="P2"><text:span text:style-name="T1">HCl in H</text:span><text:span text:style-name="T2">2</text:span><text:span text:style-name="T1">O</text:span></text:p>
          </draw:text-box>
        </draw:frame>
        <draw:frame draw:style-name="gr8" draw:text-style-name="P3" draw:layer="layout" svg:width="0.942cm" svg:height="0.826cm" svg:x="1.539cm" svg:y="2.496cm">
          <draw:text-box>
            <text:p text:style-name="P2"><text:span text:style-name="T1">H</text:span><text:span text:style-name="T2">2</text:span></text:p>
          </draw:text-box>
        </draw:frame>
        <draw:line draw:style-name="gr9" draw:text-style-name="P1" draw:layer="layout" svg:x1="1.724cm" svg:y1="3.402cm" svg:x2="2.697cm" svg:y2="3.408cm">
          <text:p text:style-name="P2"/>
        </draw:line>
        <draw:frame draw:style-name="gr8" draw:text-style-name="P3" draw:layer="layout" svg:width="0.904cm" svg:height="0.725cm" svg:x="4.239cm" svg:y="2.197cm">
          <draw:text-box>
            <text:p text:style-name="P2"><text:span text:style-name="T1">Pt</text:span></text:p>
          </draw:text-box>
        </draw:frame>
        <draw:frame draw:style-name="gr8" draw:text-style-name="P3" draw:layer="layout" svg:width="0.904cm" svg:height="0.725cm" svg:x="5.939cm" svg:y="2.209cm">
          <draw:text-box>
            <text:p text:style-name="P2"><text:span text:style-name="T1">Pt</text:span></text:p>
          </draw:text-box>
        </draw:frame>
        <draw:frame draw:style-name="gr8" draw:text-style-name="P3" draw:layer="layout" svg:width="1.975cm" svg:height="2.147cm" svg:x="7.539cm" svg:y="5.808cm">
          <draw:text-box>
            <text:p text:style-name="P2"><text:span text:style-name="T1">Coating</text:span></text:p>
            <text:p text:style-name="P2"><text:span text:style-name="T1">of Ag(s)</text:span></text:p>
            <text:p text:style-name="P2"><text:span text:style-name="T1">and</text:span></text:p>
            <text:p text:style-name="P2"><text:span text:style-name="T1">AgCl(s)</text:span></text:p>
          </draw:text-box>
        </draw:frame>
        <draw:line draw:style-name="gr10" draw:text-style-name="P1" draw:layer="layout" svg:x1="7.714cm" svg:y1="6.92cm" svg:x2="6.961cm" svg:y2="7.422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ussi Eloranta</meta:initial-creator>
    <meta:creation-date>2008-07-18T21:53:47</meta:creation-date>
    <dc:creator>Jussi Eloranta</dc:creator>
    <dc:date>2008-07-18T22:57:55</dc:date>
    <meta:editing-cycles>42</meta:editing-cycles>
    <meta:editing-duration>PT1H2M27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